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14.565cm" svg:height="8.234cm" svg:x="19.191cm" svg:y="0.877cm">
            <draw:object draw:notify-on-update-of-ranges="Tabelle1.A4:Tabelle1.A4 Tabelle1.A5:Tabelle1.A15 Tabelle1.E4:Tabelle1.E4 Tabelle1.E5:Tabelle1.E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19.053cm" svg:y="9.562cm">
            <draw:object draw:notify-on-update-of-ranges="Tabelle1.A4:Tabelle1.A4 Tabelle1.A19:Tabelle1.A32 Tabelle1.E4:Tabelle1.E4 Tabelle1.E19:Tabelle1.E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1" table:number-columns-repeated="7" table:default-cell-style-name="Default"/>
        <table:table-row table:style-name="ro1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Aufheizen</text:p>
          </table:table-cell>
          <table:table-cell table:style-name="Default"/>
          <table:table-cell table:style-name="Default" office:value-type="string" calcext:value-type="string">
            <text:p>R_v</text:p>
          </table:table-cell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style-name="ce1" office:value-type="float" office:value="100" calcext:value-type="float">
            <text:p>100,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1"/>
          <table:table-cell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/>
          <table:table-cell table:style-name="Default" office:value-type="string" calcext:value-type="string">
            <text:p>l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2" calcext:value-type="float">
            <text:p>2,0</text:p>
          </table:table-cell>
          <table:table-cell office:value-type="float" office:value="52.1" calcext:value-type="float">
            <text:p>52,1</text:p>
          </table:table-cell>
          <table:table-cell office:value-type="float" office:value="0.1" calcext:value-type="float">
            <text:p>0,1</text:p>
          </table:table-cell>
          <table:table-cell table:formula="of:=[.C5]/([.$I$2]-[.C5])*[.$D$2]" office:value-type="float" office:value="5.54718162839248" calcext:value-type="float">
            <text:p>5,5471816284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25" calcext:value-type="float">
            <text:p>25,0</text:p>
          </table:table-cell>
          <table:table-cell office:value-type="float" office:value="2" calcext:value-type="float">
            <text:p>2,0</text:p>
          </table:table-cell>
          <table:table-cell office:value-type="float" office:value="52.4" calcext:value-type="float">
            <text:p>52,4</text:p>
          </table:table-cell>
          <table:table-cell office:value-type="float" office:value="0.1" calcext:value-type="float">
            <text:p>0,1</text:p>
          </table:table-cell>
          <table:table-cell table:formula="of:=[.C6]/([.$I$2]-[.C6])*[.$D$2]" office:value-type="float" office:value="5.61428571428571" calcext:value-type="float">
            <text:p>5,614285714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30" calcext:value-type="float">
            <text:p>30,0</text:p>
          </table:table-cell>
          <table:table-cell office:value-type="float" office:value="2" calcext:value-type="float">
            <text:p>2,0</text:p>
          </table:table-cell>
          <table:table-cell office:value-type="float" office:value="52.9" calcext:value-type="float">
            <text:p>52,9</text:p>
          </table:table-cell>
          <table:table-cell office:value-type="float" office:value="0.1" calcext:value-type="float">
            <text:p>0,1</text:p>
          </table:table-cell>
          <table:table-cell table:formula="of:=[.C7]/([.$I$2]-[.C7])*[.$D$2]" office:value-type="float" office:value="5.72802547770701" calcext:value-type="float">
            <text:p>5,7280254777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35" calcext:value-type="float">
            <text:p>35,0</text:p>
          </table:table-cell>
          <table:table-cell office:value-type="float" office:value="2" calcext:value-type="float">
            <text:p>2,0</text:p>
          </table:table-cell>
          <table:table-cell office:value-type="float" office:value="53.3" calcext:value-type="float">
            <text:p>53,3</text:p>
          </table:table-cell>
          <table:table-cell office:value-type="float" office:value="0.1" calcext:value-type="float">
            <text:p>0,1</text:p>
          </table:table-cell>
          <table:table-cell table:formula="of:=[.C8]/([.$I$2]-[.C8])*[.$D$2]" office:value-type="float" office:value="5.82077087794433" calcext:value-type="float">
            <text:p>5,8207708779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40" calcext:value-type="float">
            <text:p>40,0</text:p>
          </table:table-cell>
          <table:table-cell office:value-type="float" office:value="2" calcext:value-type="float">
            <text:p>2,0</text:p>
          </table:table-cell>
          <table:table-cell office:value-type="float" office:value="54" calcext:value-type="float">
            <text:p>54,0</text:p>
          </table:table-cell>
          <table:table-cell office:value-type="float" office:value="0.1" calcext:value-type="float">
            <text:p>0,1</text:p>
          </table:table-cell>
          <table:table-cell table:formula="of:=[.C9]/([.$I$2]-[.C9])*[.$D$2]" office:value-type="float" office:value="5.98695652173913" calcext:value-type="float">
            <text:p>5,9869565217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45" calcext:value-type="float">
            <text:p>45,0</text:p>
          </table:table-cell>
          <table:table-cell office:value-type="float" office:value="2" calcext:value-type="float">
            <text:p>2,0</text:p>
          </table:table-cell>
          <table:table-cell office:value-type="float" office:value="54.6" calcext:value-type="float">
            <text:p>54,6</text:p>
          </table:table-cell>
          <table:table-cell office:value-type="float" office:value="0.1" calcext:value-type="float">
            <text:p>0,1</text:p>
          </table:table-cell>
          <table:table-cell table:formula="of:=[.C10]/([.$I$2]-[.C10])*[.$D$2]" office:value-type="float" office:value="6.13348017621145" calcext:value-type="float">
            <text:p>6,1334801762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50" calcext:value-type="float">
            <text:p>50,0</text:p>
          </table:table-cell>
          <table:table-cell office:value-type="float" office:value="2" calcext:value-type="float">
            <text:p>2,0</text:p>
          </table:table-cell>
          <table:table-cell office:value-type="float" office:value="55" calcext:value-type="float">
            <text:p>55,0</text:p>
          </table:table-cell>
          <table:table-cell office:value-type="float" office:value="0.1" calcext:value-type="float">
            <text:p>0,1</text:p>
          </table:table-cell>
          <table:table-cell table:formula="of:=[.C11]/([.$I$2]-[.C11])*[.$D$2]" office:value-type="float" office:value="6.23333333333333" calcext:value-type="float">
            <text:p>6,2333333333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60" calcext:value-type="float">
            <text:p>60,0</text:p>
          </table:table-cell>
          <table:table-cell office:value-type="float" office:value="2" calcext:value-type="float">
            <text:p>2,0</text:p>
          </table:table-cell>
          <table:table-cell office:value-type="float" office:value="55.8" calcext:value-type="float">
            <text:p>55,8</text:p>
          </table:table-cell>
          <table:table-cell office:value-type="float" office:value="0.1" calcext:value-type="float">
            <text:p>0,1</text:p>
          </table:table-cell>
          <table:table-cell table:formula="of:=[.C12]/([.$I$2]-[.C12])*[.$D$2]" office:value-type="float" office:value="6.43846153846154" calcext:value-type="float">
            <text:p>6,4384615385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65" calcext:value-type="float">
            <text:p>65,0</text:p>
          </table:table-cell>
          <table:table-cell office:value-type="float" office:value="2" calcext:value-type="float">
            <text:p>2,0</text:p>
          </table:table-cell>
          <table:table-cell office:value-type="float" office:value="56.5" calcext:value-type="float">
            <text:p>56,5</text:p>
          </table:table-cell>
          <table:table-cell office:value-type="float" office:value="0.1" calcext:value-type="float">
            <text:p>0,1</text:p>
          </table:table-cell>
          <table:table-cell table:formula="of:=[.C13]/([.$I$2]-[.C13])*[.$D$2]" office:value-type="float" office:value="6.62413793103448" calcext:value-type="float">
            <text:p>6,62413793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,0</text:p>
          </table:table-cell>
          <table:table-cell office:value-type="float" office:value="2" calcext:value-type="float">
            <text:p>2,0</text:p>
          </table:table-cell>
          <table:table-cell office:value-type="float" office:value="57.3" calcext:value-type="float">
            <text:p>57,3</text:p>
          </table:table-cell>
          <table:table-cell office:value-type="float" office:value="0.1" calcext:value-type="float">
            <text:p>0,1</text:p>
          </table:table-cell>
          <table:table-cell table:formula="of:=[.C14]/([.$I$2]-[.C14])*[.$D$2]" office:value-type="float" office:value="6.84379391100703" calcext:value-type="float">
            <text:p>6,843793911</text:p>
          </table:table-cell>
          <table:table-cell table:number-columns-repeated="5"/>
        </table:table-row>
        <table:table-row table:style-name="ro1">
          <table:table-cell office:value-type="float" office:value="85.9" calcext:value-type="float">
            <text:p>85,9</text:p>
          </table:table-cell>
          <table:table-cell office:value-type="float" office:value="2" calcext:value-type="float">
            <text:p>2,0</text:p>
          </table:table-cell>
          <table:table-cell office:value-type="float" office:value="57.7" calcext:value-type="float">
            <text:p>57,7</text:p>
          </table:table-cell>
          <table:table-cell office:value-type="float" office:value="0.1" calcext:value-type="float">
            <text:p>0,1</text:p>
          </table:table-cell>
          <table:table-cell table:formula="of:=[.C15]/([.$I$2]-[.C15])*[.$D$2]" office:value-type="float" office:value="6.95673758865248" calcext:value-type="float">
            <text:p>6,9567375887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Abkühlen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float" office:value="86.5" calcext:value-type="float">
            <text:p>86,5</text:p>
          </table:table-cell>
          <table:table-cell office:value-type="float" office:value="2" calcext:value-type="float">
            <text:p>2,0</text:p>
          </table:table-cell>
          <table:table-cell office:value-type="float" office:value="57.6" calcext:value-type="float">
            <text:p>57,6</text:p>
          </table:table-cell>
          <table:table-cell office:value-type="float" office:value="0.1" calcext:value-type="float">
            <text:p>0,1</text:p>
          </table:table-cell>
          <table:table-cell table:formula="of:=[.C19]/([.$I$2]-[.C19])*[.$D$2]" office:value-type="float" office:value="6.92830188679245" calcext:value-type="float">
            <text:p>6,9283018868</text:p>
          </table:table-cell>
          <table:table-cell table:number-columns-repeated="5"/>
        </table:table-row>
        <table:table-row table:style-name="ro1">
          <table:table-cell office:value-type="float" office:value="83.5" calcext:value-type="float">
            <text:p>83,5</text:p>
          </table:table-cell>
          <table:table-cell office:value-type="float" office:value="2" calcext:value-type="float">
            <text:p>2,0</text:p>
          </table:table-cell>
          <table:table-cell office:value-type="float" office:value="57.4" calcext:value-type="float">
            <text:p>57,4</text:p>
          </table:table-cell>
          <table:table-cell office:value-type="float" office:value="0.1" calcext:value-type="float">
            <text:p>0,1</text:p>
          </table:table-cell>
          <table:table-cell table:formula="of:=[.C20]/([.$I$2]-[.C20])*[.$D$2]" office:value-type="float" office:value="6.87183098591549" calcext:value-type="float">
            <text:p>6,8718309859</text:p>
          </table:table-cell>
          <table:table-cell table:number-columns-repeated="5"/>
        </table:table-row>
        <table:table-row table:style-name="ro1">
          <table:table-cell office:value-type="float" office:value="79.5" calcext:value-type="float">
            <text:p>79,5</text:p>
          </table:table-cell>
          <table:table-cell office:value-type="float" office:value="2" calcext:value-type="float">
            <text:p>2,0</text:p>
          </table:table-cell>
          <table:table-cell office:value-type="float" office:value="57.1" calcext:value-type="float">
            <text:p>57,1</text:p>
          </table:table-cell>
          <table:table-cell office:value-type="float" office:value="0.1" calcext:value-type="float">
            <text:p>0,1</text:p>
          </table:table-cell>
          <table:table-cell table:formula="of:=[.C21]/([.$I$2]-[.C21])*[.$D$2]" office:value-type="float" office:value="6.78811188811189" calcext:value-type="float">
            <text:p>6,7881118881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,0</text:p>
          </table:table-cell>
          <table:table-cell office:value-type="float" office:value="2" calcext:value-type="float">
            <text:p>2,0</text:p>
          </table:table-cell>
          <table:table-cell office:value-type="float" office:value="56.8" calcext:value-type="float">
            <text:p>56,8</text:p>
          </table:table-cell>
          <table:table-cell office:value-type="float" office:value="0.1" calcext:value-type="float">
            <text:p>0,1</text:p>
          </table:table-cell>
          <table:table-cell table:formula="of:=[.C22]/([.$I$2]-[.C22])*[.$D$2]" office:value-type="float" office:value="6.70555555555555" calcext:value-type="float">
            <text:p>6,7055555556</text:p>
          </table:table-cell>
          <table:table-cell table:number-columns-repeated="5"/>
        </table:table-row>
        <table:table-row table:style-name="ro1">
          <table:table-cell office:value-type="float" office:value="69.6" calcext:value-type="float">
            <text:p>69,6</text:p>
          </table:table-cell>
          <table:table-cell office:value-type="float" office:value="2" calcext:value-type="float">
            <text:p>2,0</text:p>
          </table:table-cell>
          <table:table-cell office:value-type="float" office:value="56.5" calcext:value-type="float">
            <text:p>56,5</text:p>
          </table:table-cell>
          <table:table-cell office:value-type="float" office:value="0.1" calcext:value-type="float">
            <text:p>0,1</text:p>
          </table:table-cell>
          <table:table-cell table:formula="of:=[.C23]/([.$I$2]-[.C23])*[.$D$2]" office:value-type="float" office:value="6.62413793103448" calcext:value-type="float">
            <text:p>6,624137931</text:p>
          </table:table-cell>
          <table:table-cell table:number-columns-repeated="5"/>
        </table:table-row>
        <table:table-row table:style-name="ro1">
          <table:table-cell office:value-type="float" office:value="65.6" calcext:value-type="float">
            <text:p>65,6</text:p>
          </table:table-cell>
          <table:table-cell office:value-type="float" office:value="2" calcext:value-type="float">
            <text:p>2,0</text:p>
          </table:table-cell>
          <table:table-cell office:value-type="float" office:value="56" calcext:value-type="float">
            <text:p>56,0</text:p>
          </table:table-cell>
          <table:table-cell office:value-type="float" office:value="0.1" calcext:value-type="float">
            <text:p>0,1</text:p>
          </table:table-cell>
          <table:table-cell table:formula="of:=[.C24]/([.$I$2]-[.C24])*[.$D$2]" office:value-type="float" office:value="6.49090909090909" calcext:value-type="float">
            <text:p>6,4909090909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,0</text:p>
          </table:table-cell>
          <table:table-cell office:value-type="float" office:value="2" calcext:value-type="float">
            <text:p>2,0</text:p>
          </table:table-cell>
          <table:table-cell office:value-type="float" office:value="55.7" calcext:value-type="float">
            <text:p>55,7</text:p>
          </table:table-cell>
          <table:table-cell office:value-type="float" office:value="0.1" calcext:value-type="float">
            <text:p>0,1</text:p>
          </table:table-cell>
          <table:table-cell table:formula="of:=[.C25]/([.$I$2]-[.C25])*[.$D$2]" office:value-type="float" office:value="6.41241534988713" calcext:value-type="float">
            <text:p>6,4124153499</text:p>
          </table:table-cell>
          <table:table-cell table:number-columns-repeated="5"/>
        </table:table-row>
        <table:table-row table:style-name="ro1">
          <table:table-cell office:value-type="float" office:value="55.2" calcext:value-type="float">
            <text:p>55,2</text:p>
          </table:table-cell>
          <table:table-cell office:value-type="float" office:value="2" calcext:value-type="float">
            <text:p>2,0</text:p>
          </table:table-cell>
          <table:table-cell office:value-type="float" office:value="55.3" calcext:value-type="float">
            <text:p>55,3</text:p>
          </table:table-cell>
          <table:table-cell office:value-type="float" office:value="0.1" calcext:value-type="float">
            <text:p>0,1</text:p>
          </table:table-cell>
          <table:table-cell table:formula="of:=[.C26]/([.$I$2]-[.C26])*[.$D$2]" office:value-type="float" office:value="6.30939597315436" calcext:value-type="float">
            <text:p>6,309395973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,0</text:p>
          </table:table-cell>
          <table:table-cell office:value-type="float" office:value="2" calcext:value-type="float">
            <text:p>2,0</text:p>
          </table:table-cell>
          <table:table-cell office:value-type="float" office:value="54.9" calcext:value-type="float">
            <text:p>54,9</text:p>
          </table:table-cell>
          <table:table-cell office:value-type="float" office:value="0.1" calcext:value-type="float">
            <text:p>0,1</text:p>
          </table:table-cell>
          <table:table-cell table:formula="of:=[.C27]/([.$I$2]-[.C27])*[.$D$2]" office:value-type="float" office:value="6.20820399113082" calcext:value-type="float">
            <text:p>6,208203991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,0</text:p>
          </table:table-cell>
          <table:table-cell office:value-type="float" office:value="2" calcext:value-type="float">
            <text:p>2,0</text:p>
          </table:table-cell>
          <table:table-cell office:value-type="float" office:value="54.3" calcext:value-type="float">
            <text:p>54,3</text:p>
          </table:table-cell>
          <table:table-cell office:value-type="float" office:value="0.1" calcext:value-type="float">
            <text:p>0,1</text:p>
          </table:table-cell>
          <table:table-cell table:formula="of:=[.C28]/([.$I$2]-[.C28])*[.$D$2]" office:value-type="float" office:value="6.05973741794311" calcext:value-type="float">
            <text:p>6,05973741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,0</text:p>
          </table:table-cell>
          <table:table-cell office:value-type="float" office:value="2" calcext:value-type="float">
            <text:p>2,0</text:p>
          </table:table-cell>
          <table:table-cell office:value-type="float" office:value="53.9" calcext:value-type="float">
            <text:p>53,9</text:p>
          </table:table-cell>
          <table:table-cell office:value-type="float" office:value="0.1" calcext:value-type="float">
            <text:p>0,1</text:p>
          </table:table-cell>
          <table:table-cell table:formula="of:=[.C29]/([.$I$2]-[.C29])*[.$D$2]" office:value-type="float" office:value="5.96290672451193" calcext:value-type="float">
            <text:p>5,9629067245</text:p>
          </table:table-cell>
          <table:table-cell table:number-columns-repeated="5"/>
        </table:table-row>
        <table:table-row table:style-name="ro1">
          <table:table-cell office:value-type="float" office:value="35.5" calcext:value-type="float">
            <text:p>35,5</text:p>
          </table:table-cell>
          <table:table-cell office:value-type="float" office:value="2" calcext:value-type="float">
            <text:p>2,0</text:p>
          </table:table-cell>
          <table:table-cell office:value-type="float" office:value="53.2" calcext:value-type="float">
            <text:p>53,2</text:p>
          </table:table-cell>
          <table:table-cell office:value-type="float" office:value="0.1" calcext:value-type="float">
            <text:p>0,1</text:p>
          </table:table-cell>
          <table:table-cell table:formula="of:=[.C30]/([.$I$2]-[.C30])*[.$D$2]" office:value-type="float" office:value="5.7974358974359" calcext:value-type="float">
            <text:p>5,7974358974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,0</text:p>
          </table:table-cell>
          <table:table-cell office:value-type="float" office:value="2" calcext:value-type="float">
            <text:p>2,0</text:p>
          </table:table-cell>
          <table:table-cell office:value-type="float" office:value="52.8" calcext:value-type="float">
            <text:p>52,8</text:p>
          </table:table-cell>
          <table:table-cell office:value-type="float" office:value="0.1" calcext:value-type="float">
            <text:p>0,1</text:p>
          </table:table-cell>
          <table:table-cell table:formula="of:=[.C31]/([.$I$2]-[.C31])*[.$D$2]" office:value-type="float" office:value="5.70508474576271" calcext:value-type="float">
            <text:p>5,705084745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,0</text:p>
          </table:table-cell>
          <table:table-cell office:value-type="float" office:value="2" calcext:value-type="float">
            <text:p>2,0</text:p>
          </table:table-cell>
          <table:table-cell office:value-type="float" office:value="52.3" calcext:value-type="float">
            <text:p>52,3</text:p>
          </table:table-cell>
          <table:table-cell office:value-type="float" office:value="0.1" calcext:value-type="float">
            <text:p>0,1</text:p>
          </table:table-cell>
          <table:table-cell table:formula="of:=[.C32]/([.$I$2]-[.C32])*[.$D$2]" office:value-type="float" office:value="5.59182389937107" calcext:value-type="float">
            <text:p>5,591823899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5-01-20T17:52:55.592365229</meta:creation-date>
    <dc:date>2015-01-20T19:14:28.928444171</dc:date>
    <dc:creator>Frederik </dc:creator>
    <meta:editing-duration>PT1H6M23S</meta:editing-duration>
    <meta:editing-cycles>1</meta:editing-cycles>
    <meta:document-statistic meta:table-count="1" meta:cell-count="136" meta:object-count="2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category="constant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chart-properties chart:error-lower-limit="2" chart:error-upper-limit="2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error-lower-limit="0.1" chart:error-upper-limit="0.1" chart:error-upper-indicator="true" chart:error-lower-indicator="true" chart:error-category="constant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566cm" svg:height="8.235cm" xlink:href=".." xlink:type="simple" chart:class="chart:scatter" chart:style-name="ch1">
        <chart:title svg:x="6.221cm" svg:y="0.3cm" chart:style-name="ch2">
          <text:p>Aufheizen</text:p>
        </chart:title>
        <chart:legend chart:legend-position="end" svg:x="11.74cm" svg:y="3.569cm" style:legend-expansion="high" chart:style-name="ch3"/>
        <chart:plot-area chart:style-name="ch4" table:cell-range-address="Tabelle1.A4:Tabelle1.A15 Tabelle1.E4:Tabelle1.E15" chart:data-source-has-labels="row" svg:x="0.291cm" svg:y="1.269cm" svg:width="11.158cm" svg:height="6.802cm">
          <chartooo:coordinate-region svg:x="0.727cm" svg:y="1.468cm" svg:width="10.39cm" svg:height="5.95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abelle1.E5:Tabelle1.E15" chart:label-cell-address="Tabelle1.E4:Tabelle1.E4" chart:class="chart:scatter">
            <chart:domain table:cell-range-address="Tabelle1.A5:Tabelle1.A15"/>
            <chart:regression-curve chart:style-name="ch9">
              <chart:equation chart:display-equation="true" chart:display-r-square="false" svg:x="2.514cm" svg:y="4.347cm"/>
            </chart:regression-curve>
            <chart:error-indicator chart:style-name="ch10" chart:dimension="x"/>
            <chart:error-indicator chart:style-name="ch11" chart:dimension="y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</text:p>
                <draw:g>
                  <svg:desc>Tabelle1.E4:Tabelle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5">
                <text:p>22.5</text:p>
                <draw:g>
                  <svg:desc>Tabelle1.A5:Tabelle1.A15</svg:desc>
                </draw:g>
              </table:table-cell>
              <table:table-cell office:value-type="float" office:value="5.54718162839248">
                <text:p>5.54718162839248</text:p>
                <draw:g>
                  <svg:desc>Tabelle1.E5:Tabelle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5.61428571428571">
                <text:p>5.61428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.72802547770701">
                <text:p>5.72802547770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5.82077087794433">
                <text:p>5.82077087794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.98695652173913">
                <text:p>5.98695652173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">
                <text:p>45</text:p>
              </table:table-cell>
              <table:table-cell office:value-type="float" office:value="6.13348017621145">
                <text:p>6.133480176211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6.23333333333333">
                <text:p>6.2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6.43846153846154">
                <text:p>6.438461538461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5">
                <text:p>65</text:p>
              </table:table-cell>
              <table:table-cell office:value-type="float" office:value="6.62413793103448">
                <text:p>6.62413793103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6.84379391100703">
                <text:p>6.84379391100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.9">
                <text:p>85.9</text:p>
              </table:table-cell>
              <table:table-cell office:value-type="float" office:value="6.95673758865248">
                <text:p>6.95673758865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7.003cm" svg:y="0.316cm" chart:style-name="ch2">
          <text:p>Abkühlen</text:p>
        </chart:title>
        <chart:legend chart:legend-position="end" svg:x="13.172cm" svg:y="3.955cm" style:legend-expansion="high" chart:style-name="ch3"/>
        <chart:plot-area chart:style-name="ch4" table:cell-range-address="Tabelle1.A4:Tabelle1.A4 Tabelle1.A19:Tabelle1.A32 Tabelle1.E4:Tabelle1.E4 Tabelle1.E19:Tabelle1.E32" chart:data-source-has-labels="row" svg:x="0.319cm" svg:y="1.301cm" svg:width="12.534cm" svg:height="7.525cm">
          <chartooo:coordinate-region svg:x="0.755cm" svg:y="1.5cm" svg:width="11.766cm" svg:height="6.6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abelle1.E19:Tabelle1.E32" chart:label-cell-address="Tabelle1.E4:Tabelle1.E4" chart:class="chart:scatter">
            <chart:domain table:cell-range-address="Tabelle1.A19:Tabelle1.A32"/>
            <chart:regression-curve chart:style-name="ch9">
              <chart:equation chart:display-equation="true" chart:display-r-square="false" svg:x="2.31cm" svg:y="5.335cm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</text:p>
                <draw:g>
                  <svg:desc>Tabelle1.E4:Tabelle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.5">
                <text:p>86.5</text:p>
                <draw:g>
                  <svg:desc>Tabelle1.A19:Tabelle1.A32</svg:desc>
                </draw:g>
              </table:table-cell>
              <table:table-cell office:value-type="float" office:value="6.92830188679245">
                <text:p>6.92830188679245</text:p>
                <draw:g>
                  <svg:desc>Tabelle1.E19:Tabelle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3.5">
                <text:p>83.5</text:p>
              </table:table-cell>
              <table:table-cell office:value-type="float" office:value="6.87183098591549">
                <text:p>6.8718309859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.5">
                <text:p>79.5</text:p>
              </table:table-cell>
              <table:table-cell office:value-type="float" office:value="6.78811188811189">
                <text:p>6.78811188811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6.70555555555555">
                <text:p>6.705555555555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.6">
                <text:p>69.6</text:p>
              </table:table-cell>
              <table:table-cell office:value-type="float" office:value="6.62413793103448">
                <text:p>6.624137931034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6">
                <text:p>65.6</text:p>
              </table:table-cell>
              <table:table-cell office:value-type="float" office:value="6.49090909090909">
                <text:p>6.490909090909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6.41241534988713">
                <text:p>6.412415349887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2">
                <text:p>55.2</text:p>
              </table:table-cell>
              <table:table-cell office:value-type="float" office:value="6.30939597315436">
                <text:p>6.30939597315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6.20820399113082">
                <text:p>6.208203991130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6.05973741794311">
                <text:p>6.059737417943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5.96290672451193">
                <text:p>5.96290672451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.5">
                <text:p>35.5</text:p>
              </table:table-cell>
              <table:table-cell office:value-type="float" office:value="5.7974358974359">
                <text:p>5.79743589743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5.70508474576271">
                <text:p>5.70508474576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5.59182389937107">
                <text:p>5.591823899371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